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6357B587FB85853.png" manifest:media-type="image/png"/>
  <manifest:file-entry manifest:full-path="Pictures/2000000C0000634100004A4C3651558E9C43717A.svm" manifest:media-type="image/x-svm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72BE0F7C48A07F15.png" manifest:media-type="image/png"/>
  <manifest:file-entry manifest:full-path="Pictures/10000200000003C0000002CFE49627AFACA3F449.png" manifest:media-type="image/png"/>
  <manifest:file-entry manifest:full-path="Pictures/10000200000003C0000002CFBDA4F06C83FB7D3A.png" manifest:media-type="image/png"/>
  <manifest:file-entry manifest:full-path="Pictures/2000000E0000634100004A4CCD2247D4D39A5527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.35cm" fo:min-width="23.5cm"/>
    </style:style>
    <style:style style:name="gr2" style:family="graphic">
      <style:graphic-properties style:protect="size"/>
    </style:style>
    <style:style style:name="pr1" style:family="presentation" style:parent-style-name="Focus3-title">
      <style:graphic-properties draw:stroke="solid" svg:stroke-color="#f58220" fo:min-height="3.333cm"/>
    </style:style>
    <style:style style:name="pr2" style:family="presentation" style:parent-style-name="Focus3-outline1">
      <style:graphic-properties fo:min-height="12.12cm"/>
    </style:style>
    <style:style style:name="pr3" style:family="presentation" style:parent-style-name="Focus3-notes">
      <style:graphic-properties draw:fill-color="#ffffff" fo:min-height="12.572cm"/>
    </style:style>
    <style:style style:name="pr4" style:family="presentation" style:parent-style-name="Focus3-title">
      <style:graphic-properties draw:stroke="solid" svg:stroke-color="#f58220" draw:auto-grow-height="true" fo:min-height="3.333cm"/>
    </style:style>
    <style:style style:name="pr5" style:family="presentation" style:parent-style-name="Focus3-outline1">
      <style:graphic-properties fo:min-height="11.929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color="#666666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666666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" style:family="text">
      <style:text-properties fo:color="#666666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Support de présentation</text:span></text:p>
          </draw:text-box>
        </draw:frame>
        <draw:frame presentation:style-name="pr2" draw:layer="layout" svg:width="24.108cm" svg:height="9.284cm" svg:x="1.946cm" svg:y="8.2cm" presentation:class="outline" presentation:user-transformed="true">
          <draw:text-box>
            <text:list text:style-name="L2">
              <text:list-item>
                <text:p><text:s/>Le rôle d’intégrateur Web</text:p>
              </text:list-item>
              <text:list-item>
                <text:p><text:s/>Ma réalisation</text:p>
              </text:list-item>
              <text:list-item>
                <text:p><text:s/>Difficultés rencontrées</text:p>
              </text:list-item>
              <text:list-item>
                <text:p><text:s/>Résolution des difficultés</text:p>
              </text:list-item>
              <text:list-item>
                <text:p><text:s/>Perspectives d’amélioration</text:p>
              </text:list-item>
            </text:list>
          </draw:text-box>
        </draw:frame>
        <draw:custom-shape draw:style-name="gr1" draw:text-style-name="P3" draw:layer="layout" svg:width="24cm" svg:height="2.6cm" svg:x="2cm" svg:y="5.2cm">
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ommaire :</text:span><text:span text:style-name="T3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 presentation:user-transformed="true">
          <draw:text-box>
            <text:p><text:span text:style-name="T1">Le rôle d’intégrateur Web</text:span></text:p>
          </draw:text-box>
        </draw:frame>
        <draw:frame presentation:style-name="pr5" draw:text-style-name="P5" draw:layer="layout" svg:width="24.254cm" svg:height="13.4cm" svg:x="1.946cm" svg:y="5.4cm" presentation:class="outline" presentation:user-transformed="true">
          <draw:text-box>
            <text:list text:style-name="L3">
              <text:list-item>
                <text:p><text:span text:style-name="T4">Il compose la mise en page d'un site internet en y intégrant </text:span><text:span text:style-name="T4">des éléments graphiques et en respectant la maquette du site.</text:span></text:p>
                <text:p><text:span text:style-name="T5"/></text:p>
              </text:list-item>
              <text:list-item>
                <text:p><text:span text:style-name="T4">Il rédige des lignes de code en utilisant principalement les </text:span><text:span text:style-name="T4">langages informatiques HTML et CSS. Il maîtrise également le </text:span><text:span text:style-name="T4">langage Javascript (et jQuery) permettant d’amener des </text:span><text:span text:style-name="T4">animations et fonctionnalités complémentaires au site.</text:span></text:p>
                <text:p><text:span text:style-name="T5"/></text:p>
              </text:list-item>
              <text:list-item>
                <text:p><text:span text:style-name="T4">Il veille continuellement à la cohérence entre les pages codées </text:span><text:span text:style-name="T4">et les maquettes graphiques.</text:span></text:p>
                <text:p><text:span text:style-name="T5"/></text:p>
              </text:list-item>
              <text:list-item>
                <text:p><text:span text:style-name="T4">Il doit aussi vérifier la compatibilité entre les différents </text:span><text:span text:style-name="T4">standards et entre les différents navigateurs et les autres </text:span><text:span text:style-name="T4">plateform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<text:span text:style-name="T1">Ma réalisation</text:span> </text:p>
          </draw:text-box>
        </draw:frame>
        <draw:frame presentation:style-name="pr2" draw:text-style-name="P6" draw:layer="layout" svg:width="24.108cm" svg:height="13.4cm" svg:x="1.946cm" svg:y="5.6cm" presentation:class="outline" presentation:user-transformed="true">
          <draw:text-box>
            <text:list text:style-name="L3">
              <text:list-item>
                <text:p><text:span text:style-name="T4">Ma réalisation respecte parfaitement la maquette du </text:span><text:span text:style-name="T4">site.</text:span></text:p>
                <text:p><text:span text:style-name="T6"/></text:p>
              </text:list-item>
              <text:list-item>
                <text:p><text:span text:style-name="T4">Elle a été composée uniquement avec les langages </text:span><text:span text:style-name="T4">HTML5, CSS3 et avec des scripts en jQuery pour les </text:span><text:span text:style-name="T4">animations.</text:span></text:p>
                <text:p><text:span text:style-name="T6"/></text:p>
              </text:list-item>
              <text:list-item>
                <text:p><text:span text:style-name="T4">Elle respecte bien les normes établies par le W3C </text:span><text:span text:style-name="T4">puisqu’elle passe la validation W3C HTML et CSS sans </text:span><text:span text:style-name="T4">aucune erreur.</text:span></text:p>
                <text:p><text:span text:style-name="T6"/></text:p>
              </text:list-item>
              <text:list-item>
                <text:p><text:span text:style-name="T4">Elle respecte bien le mode responsive et s’affiche </text:span><text:span text:style-name="T4">correctement sur un smartphone ou une tablett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Difficultés rencontrées</text:span></text:p>
          </draw:text-box>
        </draw:frame>
        <draw:frame presentation:style-name="pr2" draw:text-style-name="P7" draw:layer="layout" svg:width="24.108cm" svg:height="11.284cm" svg:x="1.946cm" svg:y="6.2cm" presentation:class="outline" presentation:user-transformed="true">
          <draw:text-box>
            <text:list text:style-name="L3">
              <text:list-item>
                <text:p><text:span text:style-name="T7">Les principales difficultés rencontrées concernaient </text:span><text:span text:style-name="T7">surtout le mode responsive. <text:s text:c="8"/>En effet, je me suis vite </text:span><text:span text:style-name="T7">rendu compte que l’affichage n’était pas du tout le même </text:span><text:span text:style-name="T7">sur les smartphones, les tablettes ou les ordinateur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Résolution des difficultés</text:span></text:p>
          </draw:text-box>
        </draw:frame>
        <draw:frame presentation:style-name="pr2" draw:text-style-name="P6" draw:layer="layout" svg:width="24.108cm" svg:height="12.6cm" svg:x="1.946cm" svg:y="6cm" presentation:class="outline" presentation:user-transformed="true">
          <draw:text-box>
            <text:list text:style-name="L3">
              <text:list-item>
                <text:p><text:span text:style-name="T4">J’ai donc dû créer 2 points de rupture : 1 pour les smartphones </text:span><text:span text:style-name="T4">jusqu’à 768 px et 1 autre pour les tablettes jusqu’à 1024 px.</text:span></text:p>
                <text:p><text:span text:style-name="T6"/></text:p>
              </text:list-item>
              <text:list-item>
                <text:p><text:span text:style-name="T4">Concernant la barre de navigation, j’ai crée un menu burger </text:span><text:span text:style-name="T4">déroulant, pour les smartphones et les tablettes.</text:span></text:p>
                <text:p><text:span text:style-name="T6"/></text:p>
              </text:list-item>
              <text:list-item>
                <text:p><text:span text:style-name="T4">J’ai dû également réorganiser tout mon fichier CSS pour tenir </text:span><text:span text:style-name="T4">compte des différentes tailles d’écran afin d’optimiser au </text:span><text:span text:style-name="T4">mieux l’affichage du site sur les différentes plateform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Perspectives d’amélioration</text:span></text:p>
          </draw:text-box>
        </draw:frame>
        <draw:frame presentation:style-name="pr2" draw:text-style-name="P6" draw:layer="layout" svg:width="24.108cm" svg:height="13.4cm" svg:x="1.946cm" svg:y="6cm" presentation:class="outline" presentation:user-transformed="true">
          <draw:text-box>
            <text:list text:style-name="L3">
              <text:list-item>
                <text:p><text:span text:style-name="T4">J’aurais rajouté, dans la section portfolio, un lien de redirection </text:span><text:span text:style-name="T4">vers le site Internet de chaque projet lorsque l’on clique sur </text:span><text:span text:style-name="T4">l’une des images.</text:span></text:p>
                <text:p><text:span text:style-name="T6"/></text:p>
              </text:list-item>
              <text:list-item>
                <text:p><text:span text:style-name="T4">J’aurais rajouté tout en bas du site, des liens pour suivre </text:span><text:span text:style-name="T4">Webagency sur les réseaux sociaux.</text:span></text:p>
                <text:p><text:span text:style-name="T6"/></text:p>
              </text:list-item>
              <text:list-item>
                <text:p><text:span text:style-name="T4">J’aurais rajouté tout en bas du site, un lien pour s’abonner à la </text:span><text:span text:style-name="T4">newsletter de Webagency.</text:span></text:p>
                <text:p><text:span text:style-name="T6"/></text:p>
              </text:list-item>
              <text:list-item>
                <text:p><text:span text:style-name="T4">J’aurais rajouté tout en bas du site, une vidéo de présentation </text:span><text:span text:style-name="T4">de Webagency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10:33:06.994216803</meta:creation-date>
    <meta:editing-duration>PT1H53M21S</meta:editing-duration>
    <meta:editing-cycles>8</meta:editing-cycles>
    <meta:generator>LibreOffice/6.0.6.2$Linux_X86_64 LibreOffice_project/00m0$Build-2</meta:generator>
    <dc:title>Focus</dc:title>
    <dc:date>2018-11-20T16:37:02.865726958</dc:date>
    <meta:document-statistic meta:object-count="83"/>
  </office:meta>
</office:document-meta>
</file>